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1" fo:font-size="18pt" style:text-underline-style="solid" style:text-underline-width="auto" style:text-underline-color="font-color" fo:font-weight="bold" officeooo:rsid="0002a421" officeooo:paragraph-rsid="00166319" style:font-name-asian="Liberation Sans1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style:font-name="Liberation Sans1" fo:font-size="18pt" fo:font-style="normal" style:text-underline-style="solid" style:text-underline-width="auto" style:text-underline-color="font-color" fo:font-weight="bold" officeooo:rsid="0002ebfe" officeooo:paragraph-rsid="00166319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166319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171f89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1b23ea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200c10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207cba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Preformatted_20_Text">
      <style:text-properties style:font-name="Liberation Sans1" fo:font-size="18pt" fo:font-style="normal" style:text-underline-style="none" fo:font-weight="bold" officeooo:rsid="0028837c" officeooo:paragraph-rsid="0020b460" style:font-name-asian="Liberation Sans1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Preformatted_20_Text">
      <style:text-properties officeooo:paragraph-rsid="00166319"/>
    </style:style>
    <style:style style:name="P10" style:family="paragraph" style:parent-style-name="Preformatted_20_Text">
      <style:text-properties officeooo:rsid="00166319" officeooo:paragraph-rsid="00166319"/>
    </style:style>
    <style:style style:name="P11" style:family="paragraph" style:parent-style-name="Preformatted_20_Text">
      <style:text-properties officeooo:paragraph-rsid="00171f89"/>
    </style:style>
    <style:style style:name="P12" style:family="paragraph" style:parent-style-name="Preformatted_20_Text">
      <style:text-properties officeooo:rsid="0017aa70" officeooo:paragraph-rsid="0017aa70"/>
    </style:style>
    <style:style style:name="P13" style:family="paragraph" style:parent-style-name="Preformatted_20_Text">
      <style:text-properties officeooo:paragraph-rsid="00190556"/>
    </style:style>
    <style:style style:name="P14" style:family="paragraph" style:parent-style-name="Preformatted_20_Text">
      <style:text-properties officeooo:rsid="00190556" officeooo:paragraph-rsid="00190556"/>
    </style:style>
    <style:style style:name="P15" style:family="paragraph" style:parent-style-name="Preformatted_20_Text">
      <style:text-properties officeooo:paragraph-rsid="001b23ea"/>
    </style:style>
    <style:style style:name="P16" style:family="paragraph" style:parent-style-name="Preformatted_20_Text">
      <style:text-properties officeooo:rsid="001b23ea" officeooo:paragraph-rsid="001b23ea"/>
    </style:style>
    <style:style style:name="P17" style:family="paragraph" style:parent-style-name="Preformatted_20_Text">
      <style:text-properties officeooo:rsid="001b23ea" officeooo:paragraph-rsid="00207cba"/>
    </style:style>
    <style:style style:name="P18" style:family="paragraph" style:parent-style-name="Preformatted_20_Text">
      <style:text-properties officeooo:paragraph-rsid="00200c10"/>
    </style:style>
    <style:style style:name="P19" style:family="paragraph" style:parent-style-name="Preformatted_20_Text">
      <style:text-properties officeooo:paragraph-rsid="00207cba"/>
    </style:style>
    <style:style style:name="P20" style:family="paragraph" style:parent-style-name="Preformatted_20_Text">
      <style:text-properties officeooo:paragraph-rsid="0020b460"/>
    </style:style>
    <style:style style:name="P21" style:family="paragraph" style:parent-style-name="Preformatted_20_Text">
      <style:text-properties officeooo:rsid="0020b460" officeooo:paragraph-rsid="0020b460"/>
    </style:style>
    <style:style style:name="P22" style:family="paragraph" style:parent-style-name="Preformatted_20_Text">
      <style:text-properties officeooo:rsid="0020b460" officeooo:paragraph-rsid="0025447a"/>
    </style:style>
    <style:style style:name="P23" style:family="paragraph" style:parent-style-name="Preformatted_20_Text">
      <style:text-properties officeooo:paragraph-rsid="0025447a"/>
    </style:style>
    <style:style style:name="P24" style:family="paragraph" style:parent-style-name="Preformatted_20_Text">
      <style:paragraph-properties fo:break-before="page"/>
      <style:text-properties style:font-name="Liberation Sans1" fo:font-size="18pt" style:text-underline-style="solid" style:text-underline-width="auto" style:text-underline-color="font-color" fo:font-weight="bold" officeooo:rsid="0002a421" officeooo:paragraph-rsid="00166319" style:font-name-asian="Liberation Sans1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break-before="page"/>
      <style:text-properties officeooo:paragraph-rsid="00207cba"/>
    </style:style>
    <style:style style:name="P26" style:family="paragraph">
      <style:paragraph-properties fo:text-align="center"/>
    </style:style>
    <style:style style:name="P27" style:family="paragraph">
      <style:text-properties style:font-name="Liberation Sans" fo:font-size="12pt" style:font-size-complex="18pt" style:font-weight-complex="bold"/>
    </style:style>
    <style:style style:name="P28" style:family="paragraph">
      <loext:graphic-properties draw:fill="solid" draw:fill-color="#eeeeee"/>
      <style:paragraph-properties style:writing-mode="lr-tb"/>
      <style:text-properties fo:color="#c9211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>
      <style:paragraph-properties fo:text-align="start"/>
      <style:text-properties style:font-name="Liberation Sans" fo:font-size="12pt" style:font-size-complex="18pt" style:font-weight-complex="bold"/>
    </style:style>
    <style:style style:name="T1" style:family="text">
      <style:text-properties style:font-name="Liberation Sans1" fo:font-size="14pt" fo:font-style="italic" style:text-underline-style="none" fo:font-weight="normal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" style:family="text">
      <style:text-properties style:font-name="Liberation Sans1" fo:font-size="14pt" fo:font-style="italic" style:text-underline-style="none" fo:font-weight="normal" officeooo:rsid="0029444a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3" style:family="text">
      <style:text-properties style:font-name="Liberation Sans1" fo:font-size="14pt" fo:font-style="italic" style:text-underline-style="none" fo:font-weight="normal" officeooo:rsid="0028837c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4" style:family="text">
      <style:text-properties style:font-name="Liberation Sans1" fo:font-size="14pt" fo:font-style="italic" style:text-underline-style="none" fo:font-weight="normal" officeooo:rsid="00171f89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5" style:family="text">
      <style:text-properties style:font-name="Liberation Sans1" fo:font-size="14pt" fo:font-style="italic" style:text-underline-style="none" fo:font-weight="normal" officeooo:rsid="00190556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6" style:family="text">
      <style:text-properties style:font-name="Liberation Sans1" fo:font-size="14pt" fo:font-style="italic" style:text-underline-style="none" fo:font-weight="normal" officeooo:rsid="001b23ea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7" style:family="text">
      <style:text-properties style:font-name="Liberation Sans1" fo:font-size="14pt" fo:font-style="italic" style:text-underline-style="none" fo:font-weight="normal" officeooo:rsid="001e69b2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8" style:family="text">
      <style:text-properties style:font-name="Liberation Sans1" fo:font-size="14pt" fo:font-style="italic" style:text-underline-style="none" fo:font-weight="normal" officeooo:rsid="00200c10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9" style:family="text">
      <style:text-properties style:font-name="Liberation Sans1" fo:font-size="14pt" fo:font-style="italic" style:text-underline-style="none" fo:font-weight="normal" officeooo:rsid="00207cba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0" style:family="text">
      <style:text-properties style:font-name="Liberation Sans1" fo:font-size="14pt" fo:font-style="italic" style:text-underline-style="none" fo:font-weight="normal" officeooo:rsid="0020b460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1" style:family="text">
      <style:text-properties style:font-name="Liberation Sans1" fo:font-size="14pt" fo:font-style="italic" style:text-underline-style="none" fo:font-weight="normal" officeooo:rsid="0025447a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2" style:family="text">
      <style:text-properties style:font-name="Liberation Sans1" fo:font-size="14pt" fo:font-style="italic" style:text-underline-style="none" fo:font-weight="normal" officeooo:rsid="00254964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3" style:family="text">
      <style:text-properties style:font-name="Liberation Sans1" fo:font-size="14pt" fo:font-style="italic" style:text-underline-style="none" fo:font-weight="bold" officeooo:rsid="0028837c" style:font-name-asian="Noto Serif CJK SC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14" style:family="text">
      <style:text-properties style:font-name="Liberation Sans1" fo:font-size="14pt" fo:font-style="italic" style:text-underline-style="solid" style:text-underline-width="auto" style:text-underline-color="font-color" fo:font-weight="normal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5" style:family="text">
      <style:text-properties style:font-name="Liberation Sans1" fo:font-size="14pt" fo:font-style="italic" style:text-underline-style="solid" style:text-underline-width="auto" style:text-underline-color="font-color" fo:font-weight="normal" officeooo:rsid="00190556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6" style:family="text">
      <style:text-properties style:font-name="Liberation Sans1" fo:font-size="14pt" fo:font-style="italic" style:text-underline-style="solid" style:text-underline-width="auto" style:text-underline-color="font-color" fo:font-weight="normal" officeooo:rsid="001a4f50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7" style:family="text">
      <style:text-properties style:font-name="Liberation Sans1" officeooo:rsid="0025f657" style:font-name-asian="Noto Serif CJK SC1" style:font-name-complex="Liberation Mono1"/>
    </style:style>
    <style:style style:name="T18" style:family="text">
      <style:text-properties style:font-name="Liberation Sans1" fo:font-size="18pt" fo:font-style="normal" style:text-underline-style="none" fo:font-weight="bold" officeooo:rsid="0029444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19" style:family="text">
      <style:text-properties style:font-name="Liberation Sans1" fo:font-size="18pt" fo:font-style="normal" style:text-underline-style="none" fo:font-weight="bold" officeooo:rsid="0028837c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0" style:family="text">
      <style:text-properties style:font-name="Liberation Sans1" fo:font-size="18pt" fo:font-style="normal" style:text-underline-style="none" fo:font-weight="bold" officeooo:rsid="00190556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1" style:family="text">
      <style:text-properties style:font-name="Liberation Sans1" fo:font-size="18pt" fo:font-style="normal" style:text-underline-style="none" fo:font-weight="bold" officeooo:rsid="0025f657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2" style:family="text">
      <style:text-properties style:font-name="Liberation Sans1" fo:font-size="18pt" fo:font-style="normal" style:text-underline-style="none" fo:font-weight="bold" officeooo:rsid="00207cb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3" style:family="text">
      <style:text-properties style:font-name="Liberation Sans1" fo:font-size="18pt" fo:font-style="normal" style:text-underline-style="none" fo:font-weight="bold" officeooo:rsid="0020b460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4" style:family="text">
      <style:text-properties style:font-name="Liberation Sans1" fo:font-size="18pt" fo:font-style="normal" style:text-underline-style="none" fo:font-weight="bold" officeooo:rsid="0025447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5" style:family="text">
      <style:text-properties style:font-name="Liberation Sans1" fo:font-size="18pt" fo:font-style="normal" style:text-underline-style="solid" style:text-underline-width="auto" style:text-underline-color="font-color" fo:font-weight="bold" officeooo:rsid="0029444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6" style:family="text">
      <style:text-properties style:font-name="Liberation Sans1" fo:font-size="18pt" fo:font-style="normal" style:text-underline-style="solid" style:text-underline-width="auto" style:text-underline-color="font-color" fo:font-weight="bold" officeooo:rsid="0028837c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7" style:family="text">
      <style:text-properties style:font-name="Liberation Sans1" fo:font-size="18pt" fo:font-style="normal" style:text-underline-style="solid" style:text-underline-width="auto" style:text-underline-color="font-color" fo:font-weight="bold" officeooo:rsid="001b23e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8" style:family="text">
      <style:text-properties style:font-name="Liberation Sans1" fo:font-size="18pt" fo:font-style="normal" style:text-underline-style="solid" style:text-underline-width="auto" style:text-underline-color="font-color" fo:font-weight="bold" officeooo:rsid="00207cb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29" style:family="text">
      <style:text-properties style:font-name="Liberation Sans1" fo:font-size="18pt" fo:font-style="normal" style:text-underline-style="solid" style:text-underline-width="auto" style:text-underline-color="font-color" fo:font-weight="bold" officeooo:rsid="0020b460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30" style:family="text">
      <style:text-properties officeooo:rsid="0028837c"/>
    </style:style>
    <style:style style:name="T31" style:family="text">
      <style:text-properties style:text-underline-style="none" officeooo:rsid="0028837c"/>
    </style:style>
    <style:style style:name="T32" style:family="text">
      <style:text-properties style:font-name-asian="Noto Serif CJK SC1" style:font-name-complex="Liberation Mono1"/>
    </style:style>
    <style:style style:name="T33" style:family="text">
      <style:text-properties officeooo:rsid="0025f657" style:font-name-asian="Noto Serif CJK SC1" style:font-name-complex="Liberation Mono1"/>
    </style:style>
    <style:style style:name="T34" style:family="text">
      <style:text-properties officeooo:rsid="0029444a" style:font-name-asian="Noto Serif CJK SC1" style:font-name-complex="Liberation Mono1"/>
    </style:style>
    <style:style style:name="T35" style:family="text">
      <style:text-properties officeooo:rsid="00171f89" style:font-name-asian="Noto Serif CJK SC1" style:font-name-complex="Liberation Mono1"/>
    </style:style>
    <style:style style:name="T36" style:family="text">
      <style:text-properties fo:font-size="14pt" fo:font-style="italic" fo:font-weight="normal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37" style:family="text">
      <style:text-properties fo:font-size="14pt" fo:font-style="italic" fo:font-weight="normal" officeooo:rsid="0029444a" style:font-name-asian="Noto Serif CJK SC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38" style:family="text">
      <style:text-properties fo:color="#c9211e" style:font-name="Liberation Sans1" fo:font-size="18pt" fo:font-style="normal" style:text-underline-style="none" fo:font-weight="bold" officeooo:rsid="0029444a" style:font-name-asian="Noto Serif CJK SC1" style:font-size-asian="18pt" style:font-style-asian="normal" style:font-weight-asian="bold" style:font-name-complex="Liberation Mono1" style:font-size-complex="18pt" style:font-style-complex="normal" style:font-weight-complex="bold"/>
    </style:style>
    <style:style style:name="T39" style:family="text">
      <style:text-properties officeooo:rsid="0020b460"/>
    </style:style>
    <style:style style:name="T40" style:family="text">
      <style:text-properties officeooo:rsid="0025447a"/>
    </style:style>
    <style:style style:name="T4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text:anchor-type="paragraph" draw:z-index="0" draw:name="Shape1_2" draw:style-name="gr2" draw:text-style-name="P28" svg:width="3.0925in" svg:height="10.4323in" svg:x="4.3874in" svg:y="-0.1417in"><draw:text-box><text:p text:style-name="P27"><text:span text:style-name="T41">スーパー </text:span><text:span text:style-name="T41">: ‘suupaa’ = le supermarché</text:span></text:p><text:p text:style-name="P27"><text:span text:style-name="T41"/></text:p><text:p text:style-name="P29"><text:span text:style-name="T41">へ　</text:span><text:span text:style-name="T41">: ‘he’ (prononcé ‘e’) = </text:span><text:span text:style-name="T43">particule qui indique que le nom qui la précède est une destination.</text:span></text:p><text:p text:style-name="P29"><text:span text:style-name="T43"/></text:p><text:p text:style-name="P27"><text:span text:style-name="T42">行きます </text:span><text:span text:style-name="T42">: ‘ikimasu’ = </text:span><text:span text:style-name="T43">aller</text:span></text:p><text:p text:style-name="P27"><text:span text:style-name="T43"/></text:p><text:p text:style-name="P29"><text:span text:style-name="T42">で</text:span><text:span text:style-name="T44">　</text:span><text:span text:style-name="T44">: ‘de’ <text:s/>= </text:span><text:span text:style-name="T43">particule qui indique que le nom qui la précède est un ‘moyen’.</text:span></text:p><text:p text:style-name="P29"><text:span text:style-name="T43"/></text:p><text:p text:style-name="P27"><text:span text:style-name="T42">バス </text:span><text:span text:style-name="T42">: ‘basu’ = </text:span><text:span text:style-name="T43">le bus</text:span></text:p><text:p text:style-name="P27"><text:span text:style-name="T42"/></text:p><text:p text:style-name="P27"><text:span text:style-name="T42">も </text:span><text:span text:style-name="T42">: ‘mo’ = </text:span><text:span text:style-name="T43">particule qui précise la négation absolue</text:span></text:p><text:p text:style-name="P27"><text:span text:style-name="T43"/></text:p><text:p text:style-name="P27"><text:span text:style-name="T42">何で </text:span><text:span text:style-name="T42">: ‘nande’ = </text:span><text:span text:style-name="T43">comment (informel) / pourquoi</text:span></text:p><text:p text:style-name="P27"><text:span text:style-name="T43"/></text:p><text:p text:style-name="P27"><text:span text:style-name="T42">どうやって </text:span><text:span text:style-name="T42">: ‘douyatte’ =</text:span></text:p><text:p text:style-name="P27"><text:span text:style-name="T43">Comment (plus formel)</text:span></text:p><text:p text:style-name="P27"><text:span text:style-name="T43"/></text:p><text:p text:style-name="P27"><text:span text:style-name="T42">家族 </text:span><text:span text:style-name="T42">: ‘kazoku’ = </text:span><text:span text:style-name="T43"><text:s/>la famille</text:span></text:p><text:p text:style-name="P27"><text:span text:style-name="T43"/></text:p><text:p text:style-name="P27"><text:span text:style-name="T42">と </text:span><text:span text:style-name="T42">: ‘to’ = </text:span><text:span text:style-name="T43">particule pour ‘avec (quelqu’un)</text:span></text:p><text:p text:style-name="P27"><text:span text:style-name="T43"/></text:p><text:p text:style-name="P27"><text:span text:style-name="T42">来ます </text:span><text:span text:style-name="T42">: ‘kimasu’ = </text:span><text:span text:style-name="T43">venir</text:span></text:p><text:p text:style-name="P27"><text:span text:style-name="T43"/></text:p><text:p text:style-name="P27"><text:span text:style-name="T42">一人 </text:span><text:span text:style-name="T42">: ‘hitori’ = </text:span><text:span text:style-name="T43">seul</text:span></text:p><text:p text:style-name="P27"><text:span text:style-name="T43"/></text:p><text:p text:style-name="P27"><text:span text:style-name="T43"/></text:p></draw:text-box></draw:frame>Leçon <text:span text:style-name="T30">5</text:span><text:span text:style-name="T31"> : Verbe de déplacement</text:span></text:p>
      <text:p text:style-name="P1"/>
      <text:p text:style-name="P2"><text:span text:style-name="T33">1.</text:span></text:p>
      <text:p text:style-name="P2"><text:span text:style-name="T17"/></text:p>
      <text:p text:style-name="P3"><text:span text:style-name="T33">a</text:span><text:span text:style-name="T32">. （私は、）スーパーへ行きます。</text:span></text:p>
      <text:p text:style-name="P3"><text:span text:style-name="T32"><text:tab/></text:span><text:span text:style-name="T36">watashi ha, suupaa he ikimasu.</text:span></text:p>
      <text:p text:style-name="P3"><text:span text:style-name="T36"/></text:p>
      <text:p text:style-name="P3"><text:span text:style-name="T34">b</text:span><text:span text:style-name="T32">. </text:span><text:span text:style-name="T34"><text:s/><text:tab/></text:span><text:span text:style-name="T32">どこへ行きますか？</text:span></text:p>
      <text:p text:style-name="P9"><text:span text:style-name="T13"><text:tab/></text:span><text:span text:style-name="T2">doko</text:span><text:span text:style-name="T3"> he ikimasu</text:span><text:span text:style-name="T2"> ka?</text:span></text:p>
      <text:p text:style-name="P9"><text:span text:style-name="T2"/></text:p>
      <text:p text:style-name="P9"><text:span text:style-name="T18">c</text:span><text:span text:style-name="T19">. </text:span><text:span text:style-name="T18"><text:tab/>どこ（へ）</text:span><text:span text:style-name="T38">も</text:span><text:span text:style-name="T18">いきません</text:span><text:span text:style-name="T19">。</text:span></text:p>
      <text:p text:style-name="P9"><text:span text:style-name="T2"><text:tab/>doko (he) mo ikimasen.</text:span></text:p>
      <text:p text:style-name="P10"><text:span text:style-name="T2"><text:tab/></text:span><text:span text:style-name="T1">'Je ne vais nulle part'</text:span></text:p>
      <text:p text:style-name="P9"><text:span text:style-name="T2"/></text:p>
      <text:p text:style-name="P9"><text:span text:style-name="T2"/></text:p>
      <text:p text:style-name="P9"><text:span text:style-name="T25">2</text:span><text:span text:style-name="T26">.</text:span><text:span text:style-name="T19"> </text:span></text:p>
      <text:p text:style-name="P3"><text:span text:style-name="T37"/></text:p>
      <text:p text:style-name="P3"><text:span text:style-name="T33">a</text:span><text:span text:style-name="T32">. </text:span><text:span text:style-name="T34"><text:tab/>バスで会社へ行きます</text:span><text:span text:style-name="T32">。</text:span></text:p>
      <text:p text:style-name="P9"><text:span text:style-name="T2"><text:tab/>basu de kaisha he ikimasu.</text:span></text:p>
      <text:p text:style-name="P9"><text:span text:style-name="T2"/></text:p>
      <text:p text:style-name="P4"><text:span text:style-name="T35">b</text:span><text:span text:style-name="T32">. </text:span><text:span text:style-name="T34"><text:tab/>何で行きますか？</text:span></text:p>
      <text:p text:style-name="P11"><text:span text:style-name="T2"><text:tab/></text:span><text:span text:style-name="T4">nan de</text:span><text:span text:style-name="T2"> ikimasu</text:span><text:span text:style-name="T4"> ka ?</text:span></text:p>
      <text:p text:style-name="P12"><text:span text:style-name="T4"><text:tab/></text:span></text:p>
      <text:p text:style-name="P13"><text:span text:style-name="T20">c</text:span><text:span text:style-name="T19">. </text:span><text:span text:style-name="T18"><text:tab/></text:span><text:span text:style-name="T20">歩いて</text:span><text:span text:style-name="T18">行きます。</text:span></text:p>
      <text:p text:style-name="P13"><text:span text:style-name="T2"><text:tab/></text:span><text:span text:style-name="T15">arui te</text:span><text:span text:style-name="T2"> ikimasu</text:span><text:span text:style-name="T5">.</text:span></text:p>
      <text:p text:style-name="P14"><text:span text:style-name="T1"><text:tab/>'J'y vais </text:span><text:span text:style-name="T14">à pied</text:span><text:span text:style-name="T16">.</text:span><text:span text:style-name="T14">'</text:span><text:span text:style-name="T1"> (exception)</text:span></text:p>
      <text:p text:style-name="P14"><text:span text:style-name="T1"/></text:p>
      <text:p text:style-name="P14"><text:span text:style-name="T1"/></text:p>
      <text:p text:style-name="P15"><text:span text:style-name="T27">3</text:span><text:span text:style-name="T26">.</text:span><text:span text:style-name="T19"> </text:span></text:p>
      <text:p text:style-name="P5"><text:span text:style-name="T37"/></text:p>
      <text:p text:style-name="P5"><text:span text:style-name="T33">a</text:span><text:span text:style-name="T32">. </text:span><text:span text:style-name="T34"><text:tab/>家族と日本へ来ました</text:span><text:span text:style-name="T32">。</text:span></text:p>
      <text:p text:style-name="P15"><text:span text:style-name="T2"><text:tab/></text:span><text:span text:style-name="T6">kazoku to nihon he kimashita</text:span><text:span text:style-name="T2">.</text:span></text:p>
      <text:p text:style-name="P16"><text:span text:style-name="T2"><text:tab/></text:span><text:span text:style-name="T1">'Je suis venu au Japon</text:span><text:span text:style-name="T7">.</text:span><text:span text:style-name="T1">' (et j'y suis encore)</text:span></text:p>
      <text:p text:style-name="P16"><text:span text:style-name="T1"/></text:p>
      <text:p text:style-name="P6"><text:span text:style-name="T35">b</text:span><text:span text:style-name="T32">. </text:span><text:span text:style-name="T34"><text:tab/>誰と日本へ来ましたか？</text:span></text:p>
      <text:p text:style-name="P18"><text:span text:style-name="T2"><text:tab/></text:span><text:span text:style-name="T8">dare </text:span><text:span text:style-name="T6">to nihon he kimashita</text:span><text:span text:style-name="T4"> ka ?</text:span></text:p>
      <text:p text:style-name="P25"><draw:frame text:anchor-type="paragraph" draw:z-index="1" draw:name="Shape1_0" draw:style-name="gr2" draw:text-style-name="P28" svg:width="3.0925in" svg:height="10.4323in" svg:x="4.3874in" svg:y="-0.1417in"><draw:text-box><text:p text:style-name="P27"><text:span text:style-name="T41"/></text:p><text:p text:style-name="P27"><text:span text:style-name="T42">から </text:span><text:span text:style-name="T42">: ‘kara’ = </text:span><text:span text:style-name="T43">particule indiquant </text:span><text:span text:style-name="T43">la provenance</text:span></text:p><text:p text:style-name="P27"><text:span text:style-name="T43"/></text:p><text:p text:style-name="P27"><text:span text:style-name="T42">国 </text:span><text:span text:style-name="T42">: ‘kuni’ = </text:span><text:span text:style-name="T43">le pays</text:span></text:p><text:p text:style-name="P27"><text:span text:style-name="T43"/></text:p><text:p text:style-name="P27"><text:span text:style-name="T42">帰ります </text:span><text:span text:style-name="T42">: ‘kaerimasu’ = </text:span><text:span text:style-name="T43">rentrer</text:span></text:p><text:p text:style-name="P27"><text:span text:style-name="T42"/></text:p><text:p text:style-name="P27"><text:span text:style-name="T42">週 </text:span><text:span text:style-name="T42">: ‘shuu’ = </text:span><text:span text:style-name="T43">la semaine</text:span></text:p></draw:text-box></draw:frame><text:span text:style-name="T28">4</text:span><text:span text:style-name="T26">.</text:span><text:span text:style-name="T19"> </text:span></text:p>
      <text:p text:style-name="P7"><text:span text:style-name="T37"/></text:p>
      <text:p text:style-name="P19"><text:span text:style-name="T21">a</text:span><text:span text:style-name="T19">. </text:span><text:span text:style-name="T18"><text:tab/></text:span><text:span text:style-name="T22">アメリカから</text:span><text:span text:style-name="T18">来ました</text:span><text:span text:style-name="T19">。</text:span></text:p>
      <text:p text:style-name="P19"><text:span text:style-name="T2"><text:tab/></text:span><text:span text:style-name="T9">amer</text:span><text:span text:style-name="T10">i</text:span><text:span text:style-name="T9">ka kara </text:span><text:span text:style-name="T6">kimashita</text:span><text:span text:style-name="T2">.</text:span></text:p>
      <text:p text:style-name="P17"><text:span text:style-name="T1"/></text:p>
      <text:p text:style-name="P20"><text:span text:style-name="T4"/></text:p>
      <text:p text:style-name="P20"><text:span text:style-name="T29">5</text:span><text:span text:style-name="T26">.</text:span><text:span text:style-name="T19"> </text:span></text:p>
      <text:p text:style-name="P8"><text:span text:style-name="T37"/></text:p>
      <text:p text:style-name="P20"><draw:line text:anchor-type="paragraph" draw:z-index="2" draw:name="Shape2_1" draw:style-name="gr1" draw:text-style-name="P26" svg:x1="2.7272in" svg:y1="0.022in" svg:x2="2.7272in" svg:y2="3.2276in"><text:p/></draw:line><text:span text:style-name="T21">a</text:span><text:span text:style-name="T19">. </text:span><text:span text:style-name="T18"><text:tab/>七月十五日</text:span><text:span text:style-name="T23">に　<text:tab/> <text:s text:c="3"/>国へ帰ります。</text:span></text:p>
      <text:p text:style-name="P20"><text:span text:style-name="T2"><text:tab/></text:span><text:span text:style-name="T10">shichi gatsu juugo nichi ni </text:span><text:span text:style-name="T6">k</text:span><text:span text:style-name="T10">uni he kaerimasu</text:span><text:span text:style-name="T2">.</text:span></text:p>
      <text:p text:style-name="P21"><text:span text:style-name="T2"><text:tab/></text:span><text:span text:style-name="T1">'le 15 juillet'<text:tab/><text:tab/> <text:s/></text:span><text:span text:style-name="T12"><text:s text:c="2"/></text:span><text:span text:style-name="T1"><text:s text:c="2"/>'je rentre au pays'</text:span></text:p>
      <text:p text:style-name="P20"><text:span text:style-name="T23">b</text:span><text:span text:style-name="T19">. </text:span><text:span text:style-name="T18"><text:tab/></text:span><text:span text:style-name="T19">日曜日（に）</text:span></text:p>
      <text:p text:style-name="P20"><text:span text:style-name="T2"><text:tab/></text:span><text:span text:style-name="T10">nichi you bi (ni)</text:span></text:p>
      <text:p text:style-name="P21"><text:span text:style-name="T10"><text:tab/></text:span><text:span text:style-name="T1">'dimanche'</text:span></text:p>
      <text:p text:style-name="P20"><text:span text:style-name="T23">c</text:span><text:span text:style-name="T19">. </text:span><text:span text:style-name="T18"><text:tab/></text:span><text:span text:style-name="T19">来週</text:span></text:p>
      <text:p text:style-name="P20"><text:span text:style-name="T2"><text:tab/></text:span><text:span text:style-name="T10">rai shuu</text:span></text:p>
      <text:p text:style-name="P21"><text:span text:style-name="T1"><text:tab/>'la semaine prochaine</text:span><text:span text:style-name="T11">'</text:span></text:p>
      <text:p text:style-name="P23"><text:span text:style-name="T24">d</text:span><text:span text:style-name="T19">. </text:span><text:span text:style-name="T18"><text:tab/></text:span><text:span text:style-name="T19">いつ</text:span></text:p>
      <text:p text:style-name="P23"><text:span text:style-name="T2"><text:tab/></text:span><text:span text:style-name="T11">itsu</text:span></text:p>
      <text:p text:style-name="P22"><text:span text:style-name="T1"><text:tab/>'</text:span><text:span text:style-name="T11">quand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3:36:34.520117622</meta:creation-date>
    <dc:date>2020-10-14T14:05:27.573153603</dc:date>
    <meta:editing-duration>PT28M45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2" meta:paragraph-count="40" meta:word-count="230" meta:character-count="711" meta:non-whitespace-character-count="575"/>
  </office:meta>
</office:document-meta>
</file>